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3.61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rate0.0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PSO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Gen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10466" calcext:value-type="float">
            <text:p>104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912" calcext:value-type="float">
            <text:p>99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59" calcext:value-type="float">
            <text:p>100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364" calcext:value-type="float">
            <text:p>93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BRANIN </text:p>
          </table:table-cell>
          <table:table-cell office:value-type="float" office:value="10032" calcext:value-type="float">
            <text:p>1003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5940" calcext:value-type="float">
            <text:p>59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1069" calcext:value-type="float">
            <text:p>1106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132" calcext:value-type="float">
            <text:p>713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0587" calcext:value-type="float">
            <text:p>1058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922" calcext:value-type="float">
            <text:p>49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0231" calcext:value-type="float">
            <text:p>1023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382" calcext:value-type="float">
            <text:p>73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0622" calcext:value-type="float">
            <text:p>106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644" calcext:value-type="float">
            <text:p>76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10458" calcext:value-type="float">
            <text:p>1045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050" calcext:value-type="float">
            <text:p>80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10202" calcext:value-type="float">
            <text:p>10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800" calcext:value-type="float">
            <text:p>88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198" calcext:value-type="float">
            <text:p>1019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5488" calcext:value-type="float">
            <text:p>54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9861" calcext:value-type="float">
            <text:p>98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6029" calcext:value-type="float">
            <text:p>6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11901" calcext:value-type="float">
            <text:p>1190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244" calcext:value-type="float">
            <text:p>92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3612" calcext:value-type="float">
            <text:p>136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0315" calcext:value-type="float">
            <text:p>103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14750" calcext:value-type="float">
            <text:p>147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721" calcext:value-type="float">
            <text:p>1572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3053" calcext:value-type="float">
            <text:p>1305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636" calcext:value-type="float">
            <text:p>76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0066" calcext:value-type="float">
            <text:p>100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6897" calcext:value-type="float">
            <text:p>689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11119" calcext:value-type="float">
            <text:p>1111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061" calcext:value-type="float">
            <text:p>80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16325" calcext:value-type="float">
            <text:p>1632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0728" calcext:value-type="float">
            <text:p>107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4284" calcext:value-type="float">
            <text:p>3428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307" calcext:value-type="float">
            <text:p>1930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3354" calcext:value-type="float">
            <text:p>133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783" calcext:value-type="float">
            <text:p>97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12618" calcext:value-type="float">
            <text:p>1261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266" calcext:value-type="float">
            <text:p>92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15019" calcext:value-type="float">
            <text:p>1501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2854" calcext:value-type="float">
            <text:p>128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17150" calcext:value-type="float">
            <text:p>171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74" calcext:value-type="float">
            <text:p>210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13927" calcext:value-type="float">
            <text:p>1392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383" calcext:value-type="float">
            <text:p>83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13688" calcext:value-type="float">
            <text:p>136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491" calcext:value-type="float">
            <text:p>84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13722" calcext:value-type="float">
            <text:p>137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746" calcext:value-type="float">
            <text:p>874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0522" calcext:value-type="float">
            <text:p>1052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815" calcext:value-type="float">
            <text:p>78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0847" calcext:value-type="float">
            <text:p>1084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393" calcext:value-type="float">
            <text:p>839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88" calcext:value-type="float">
            <text:p>238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1180" calcext:value-type="float">
            <text:p>1118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9385" calcext:value-type="float">
            <text:p>93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485" calcext:value-type="float">
            <text:p>114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0561" calcext:value-type="float">
            <text:p>1056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52" calcext:value-type="float">
            <text:p>255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2920" calcext:value-type="float">
            <text:p>129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250" calcext:value-type="float">
            <text:p>72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703" calcext:value-type="float">
            <text:p>1270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8202" calcext:value-type="float">
            <text:p>8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2404" calcext:value-type="float">
            <text:p>124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0640" calcext:value-type="float">
            <text:p>106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6692" calcext:value-type="float">
            <text:p>1669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7750" calcext:value-type="float">
            <text:p>775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9159" calcext:value-type="float">
            <text:p>191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0036" calcext:value-type="float">
            <text:p>1003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table:style-name="ce2"/>
          <table:table-cell table:style-name="ce2" table:formula="of:=SUM([.B3:.B37])" office:value-type="float" office:value="456285" calcext:value-type="float">
            <text:p>456285</text:p>
          </table:table-cell>
          <table:table-cell table:style-name="ce5" table:formula="of:=AVERAGE([.C3:.C37])" office:value-type="percentage" office:value="1" calcext:value-type="percentage">
            <text:p>100%</text:p>
          </table:table-cell>
          <table:table-cell table:style-name="ce2" table:formula="of:=SUM([.D3:.D37])" office:value-type="float" office:value="327201" calcext:value-type="float">
            <text:p>327201</text:p>
          </table:table-cell>
          <table:table-cell table:style-name="ce5" table:formula="of:=AVERAGE([.E3:.E37])" office:value-type="percentage" office:value="1" calcext:value-type="percentage">
            <text:p>100%</text:p>
          </table:table-cell>
          <table:table-cell table:style-name="ce2" table:formula="of:=SUM([.F3:.F37])" office:value-type="float" office:value="93912" calcext:value-type="float">
            <text:p>93912</text:p>
          </table:table-cell>
          <table:table-cell table:style-name="ce5" table:formula="of:=AVERAGE([.G3:.G37])" office:value-type="percentage" office:value="0.998097142857143" calcext:value-type="percentage">
            <text:p>100%</text:p>
          </table:table-cell>
          <table:table-cell table:style-name="ce2" table:formula="of:=SUM([.H3:.H37])" office:value-type="float" office:value="69243" calcext:value-type="float">
            <text:p>69243</text:p>
          </table:table-cell>
          <table:table-cell table:style-name="ce5" table:formula="of:=AVERAGE([.I3:.I37])" office:value-type="percentage" office:value="0.998097142857143" calcext:value-type="percentage">
            <text:p>100%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ampling" table:style-name="ta1">
        <table:table-column table:style-name="co1" table:default-cell-style-name="ce1"/>
        <table:table-column table:style-name="co4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column table:style-name="co6" table:default-cell-style-name="ce1"/>
        <table:table-column table:style-name="co3" table:default-cell-style-name="ce3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Ofa(500,0.05,trian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unifor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maxwell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2146" calcext:value-type="float">
            <text:p>214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54" calcext:value-type="float">
            <text:p>215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1" calcext:value-type="float">
            <text:p>201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28" calcext:value-type="float">
            <text:p>192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1518" calcext:value-type="float">
            <text:p>151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32" calcext:value-type="float">
            <text:p>153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671" calcext:value-type="float">
            <text:p>167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99" calcext:value-type="float">
            <text:p>169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264" calcext:value-type="float">
            <text:p>12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256" calcext:value-type="float">
            <text:p>125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844" calcext:value-type="float">
            <text:p>18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71" calcext:value-type="float">
            <text:p>197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939" calcext:value-type="float">
            <text:p>19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78" calcext:value-type="float">
            <text:p>197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2026" calcext:value-type="float">
            <text:p>202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47" calcext:value-type="float">
            <text:p>2047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1976" calcext:value-type="float">
            <text:p>19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17" calcext:value-type="float">
            <text:p>2017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403" calcext:value-type="float">
            <text:p>140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69" calcext:value-type="float">
            <text:p>136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249" calcext:value-type="float">
            <text:p>124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8" calcext:value-type="float">
            <text:p>132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2013" calcext:value-type="float">
            <text:p>201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711" calcext:value-type="float">
            <text:p>171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0" calcext:value-type="float">
            <text:p>175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3416" calcext:value-type="float">
            <text:p>341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499" calcext:value-type="float">
            <text:p>349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678" calcext:value-type="float">
            <text:p>167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93" calcext:value-type="float">
            <text:p>159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757" calcext:value-type="float">
            <text:p>175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96" calcext:value-type="float">
            <text:p>179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2065" calcext:value-type="float">
            <text:p>206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2366" calcext:value-type="float">
            <text:p>236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2" calcext:value-type="float">
            <text:p>214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960" calcext:value-type="float">
            <text:p>396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31" calcext:value-type="float">
            <text:p>323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779" calcext:value-type="float">
            <text:p>177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50" calcext:value-type="float">
            <text:p>145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2949" calcext:value-type="float">
            <text:p>294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665" calcext:value-type="float">
            <text:p>266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3468" calcext:value-type="float">
            <text:p>346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785" calcext:value-type="float">
            <text:p>378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4391" calcext:value-type="float">
            <text:p>43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5206" calcext:value-type="float">
            <text:p>520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2515" calcext:value-type="float">
            <text:p>25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90" calcext:value-type="float">
            <text:p>249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2567" calcext:value-type="float">
            <text:p>256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22" calcext:value-type="float">
            <text:p>252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2683" calcext:value-type="float">
            <text:p>26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94" calcext:value-type="float">
            <text:p>259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804" calcext:value-type="float">
            <text:p>18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2" calcext:value-type="float">
            <text:p>185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847" calcext:value-type="float">
            <text:p>1847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2388" calcext:value-type="float">
            <text:p>238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928" calcext:value-type="float">
            <text:p>1928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962" calcext:value-type="float">
            <text:p>196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995" calcext:value-type="float">
            <text:p>1995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044" calcext:value-type="float">
            <text:p>2044</text:p>
          </table:table-cell>
          <table:table-cell table:style-name="ce4" office:value-type="percentage" office:value="0.9333" calcext:value-type="percentage">
            <text:p>93%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2552" calcext:value-type="float">
            <text:p>255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42" calcext:value-type="float">
            <text:p>204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954" calcext:value-type="float">
            <text:p>19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40" calcext:value-type="float">
            <text:p>194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388" calcext:value-type="float">
            <text:p>23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355" calcext:value-type="float">
            <text:p>235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300" calcext:value-type="float">
            <text:p>33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208" calcext:value-type="float">
            <text:p>320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654" calcext:value-type="float">
            <text:p>165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49" calcext:value-type="float">
            <text:p>184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2374" calcext:value-type="float">
            <text:p>23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1" calcext:value-type="float">
            <text:p>173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table:style-name="ce2"/>
          <table:table-cell table:style-name="ce2" table:formula="of:=SUM([.B2:.B36])" office:value-type="float" office:value="77692" calcext:value-type="float">
            <text:p>77692</text:p>
          </table:table-cell>
          <table:table-cell table:style-name="ce5" table:formula="of:=AVERAGE([.C2:.C36])" office:value-type="percentage" office:value="0.997142857142857" calcext:value-type="percentage">
            <text:p>100%</text:p>
          </table:table-cell>
          <table:table-cell table:style-name="ce2" table:formula="of:=SUM([.D2:.D36])" office:value-type="float" office:value="69243" calcext:value-type="float">
            <text:p>69243</text:p>
          </table:table-cell>
          <table:table-cell table:style-name="ce5" table:formula="of:=AVERAGE([.E2:.E36])" office:value-type="percentage" office:value="0.998097142857143" calcext:value-type="percentage">
            <text:p>100%</text:p>
          </table:table-cell>
          <table:table-cell table:style-name="ce2" table:formula="of:=SUM([.F2:.F36])" office:value-type="float" office:value="93912" calcext:value-type="float">
            <text:p>93912</text:p>
          </table:table-cell>
          <table:table-cell table:style-name="ce5" table:formula="of:=AVERAGE([.G2:.G36])" office:value-type="percentage" office:value="0.998097142857143" calcext:value-type="percentage">
            <text:p>100%</text:p>
          </table:table-cell>
          <table:table-cell table:style-name="ce2" table:formula="of:=SUM([.H2:.H36])" office:value-type="float" office:value="77007" calcext:value-type="float">
            <text:p>77007</text:p>
          </table:table-cell>
          <table:table-cell table:style-name="ce5" table:formula="of:=AVERAGE([.I2:.I36])" office:value-type="percentage" office:value="0.998097142857143" calcext:value-type="percentage">
            <text:p>100%</text:p>
          </table:table-cell>
        </table:table-row>
        <table:table-row table:style-name="ro1" table:number-rows-repeated="104853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lrate" table:style-name="ta1">
        <table:table-column table:style-name="co1" table:default-cell-style-name="ce1"/>
        <table:table-column table:style-name="co4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column table:style-name="co4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25,bfgs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100.05,bfgs,kmeans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38" calcext:value-type="float">
            <text:p>153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4" calcext:value-type="float">
            <text:p>14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42" calcext:value-type="float">
            <text:p>13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90" calcext:value-type="float">
            <text:p>139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239" calcext:value-type="float">
            <text:p>123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25" calcext:value-type="float">
            <text:p>142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70" calcext:value-type="float">
            <text:p>157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28" calcext:value-type="float">
            <text:p>17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74" calcext:value-type="float">
            <text:p>177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281" calcext:value-type="float">
            <text:p>128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235" calcext:value-type="float">
            <text:p>123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6" calcext:value-type="float">
            <text:p>14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33" calcext:value-type="float">
            <text:p>223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76" calcext:value-type="float">
            <text:p>1376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15" calcext:value-type="float">
            <text:p>141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94" calcext:value-type="float">
            <text:p>14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55" calcext:value-type="float">
            <text:p>165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503" calcext:value-type="float">
            <text:p>250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394" calcext:value-type="float">
            <text:p>139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20" calcext:value-type="float">
            <text:p>17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20" calcext:value-type="float">
            <text:p>22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783" calcext:value-type="float">
            <text:p>278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3" calcext:value-type="float">
            <text:p>160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23" calcext:value-type="float">
            <text:p>1623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01" calcext:value-type="float">
            <text:p>140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416" calcext:value-type="float">
            <text:p>1416</text:p>
          </table:table-cell>
          <table:table-cell table:style-name="ce4" office:value-type="percentage" office:value="0.8333" calcext:value-type="percentage">
            <text:p>83%</text:p>
          </table:table-cell>
          <table:table-cell office:value-type="float" office:value="1658" calcext:value-type="float">
            <text:p>1658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71" calcext:value-type="float">
            <text:p>1471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82" calcext:value-type="float">
            <text:p>178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  <table:table-cell office:value-type="float" office:value="1546" calcext:value-type="float">
            <text:p>1546</text:p>
          </table:table-cell>
          <table:table-cell table:style-name="ce4" office:value-type="percentage" office:value="0.6" calcext:value-type="percentage">
            <text:p>60%</text:p>
          </table:table-cell>
          <table:table-cell office:value-type="float" office:value="1876" calcext:value-type="float">
            <text:p>1876</text:p>
          </table:table-cell>
          <table:table-cell table:style-name="ce4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442" calcext:value-type="float">
            <text:p>144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737" calcext:value-type="float">
            <text:p>1737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2186" calcext:value-type="float">
            <text:p>2186</text:p>
          </table:table-cell>
          <table:table-cell table:style-name="ce4" office:value-type="percentage" office:value="0.5333" calcext:value-type="percentage">
            <text:p>53%</text:p>
          </table:table-cell>
          <table:table-cell office:value-type="float" office:value="2188" calcext:value-type="float">
            <text:p>2188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88" calcext:value-type="float">
            <text:p>1888</text:p>
          </table:table-cell>
          <table:table-cell table:style-name="ce4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4" office:value-type="percentage" office:value="1" calcext:value-type="percentage">
            <text:p>100%</text:p>
          </table:table-cell>
        </table:table-row>
        <table:table-row table:style-name="ro1">
          <table:table-cell table:style-name="ce2"/>
          <table:table-cell table:style-name="ce2" table:formula="of:=SUM([.B3:.B37])" office:value-type="float" office:value="69243" calcext:value-type="float">
            <text:p>69243</text:p>
          </table:table-cell>
          <table:table-cell table:style-name="ce5" table:formula="of:=AVERAGE([.C3:.C37])" office:value-type="percentage" office:value="0.998097142857143" calcext:value-type="percentage">
            <text:p>100%</text:p>
          </table:table-cell>
          <table:table-cell table:style-name="ce2" table:formula="of:=SUM([.D3:.D37])" office:value-type="float" office:value="57205" calcext:value-type="float">
            <text:p>57205</text:p>
          </table:table-cell>
          <table:table-cell table:style-name="ce5" table:formula="of:=AVERAGE([.E3:.E37])" office:value-type="percentage" office:value="0.970474285714286" calcext:value-type="percentage">
            <text:p>97%</text:p>
          </table:table-cell>
          <table:table-cell table:style-name="ce2" table:formula="of:=SUM([.F3:.F37])" office:value-type="float" office:value="69243" calcext:value-type="float">
            <text:p>69243</text:p>
          </table:table-cell>
          <table:table-cell table:style-name="ce5" table:formula="of:=AVERAGE([.G3:.G37])" office:value-type="percentage" office:value="0.998097142857143" calcext:value-type="percentage">
            <text:p>100%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LRATE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2n10</text:p>
          </table:table-cell>
          <table:table-cell office:value-type="float" office:value="0.01" calcext:value-type="float">
            <text:p>0,01</text:p>
          </table:table-cell>
          <table:table-cell office:value-type="float" office:value="1435" calcext:value-type="float">
            <text:p>1435</text:p>
          </table:table-cell>
          <table:table-cell table:style-name="ce11" office:value-type="percentage" office:value="0.8667" calcext:value-type="percentage">
            <text:p>86,67%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638" calcext:value-type="float">
            <text:p>1638</text:p>
          </table:table-cell>
          <table:table-cell table:style-name="ce11" office:value-type="percentage" office:value="0.4667" calcext:value-type="percentage">
            <text:p>46,67%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809" calcext:value-type="float">
            <text:p>1809</text:p>
          </table:table-cell>
          <table:table-cell table:style-name="ce11" office:value-type="percentage" office:value="0.4" calcext:value-type="percentage">
            <text:p>40,00%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2029" calcext:value-type="float">
            <text:p>2029</text:p>
          </table:table-cell>
          <table:table-cell table:style-name="ce11" office:value-type="percentage" office:value="0.5" calcext:value-type="percentage">
            <text:p>50,00%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2311" calcext:value-type="float">
            <text:p>2311</text:p>
          </table:table-cell>
          <table:table-cell table:style-name="ce11" office:value-type="percentage" office:value="0.9667" calcext:value-type="percentage">
            <text:p>96,67%</text:p>
          </table:table-cell>
          <table:table-cell table:number-columns-repeated="3"/>
        </table:table-row>
        <table:table-row table:style-name="ro1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6-21T10:21:41.721912038</dc:date>
    <meta:editing-duration>PT4H45M45S</meta:editing-duration>
    <meta:editing-cycles>30</meta:editing-cycles>
    <meta:generator>LibreOffice/7.4.7.2$Linux_X86_64 LibreOffice_project/40$Build-2</meta:generator>
    <meta:document-statistic meta:table-count="3" meta:cell-count="941" meta:object-count="0"/>
  </office:meta>
</office:document-meta>
</file>